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99">
            <text:p>2799</text:p>
          </table:table-cell>
          <table:table-cell table:style-name="ce23" office:value-type="float" office:value="489">
            <text:p>4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86">
            <text:p>8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75">
            <text:p>1475</text:p>
          </table:table-cell>
          <table:table-cell table:style-name="ce23" office:value-type="float" office:value="543">
            <text:p>5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28">
            <text:p>1328</text:p>
          </table:table-cell>
          <table:table-cell table:style-name="ce23" office:value-type="float" office:value="233">
            <text:p>2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31">
            <text:p>7231</text:p>
          </table:table-cell>
          <table:table-cell table:style-name="ce23" office:value-type="float" office:value="1613">
            <text:p>16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473">
            <text:p>4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72">
            <text:p>2572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672">
            <text:p>367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39">
            <text:p>739</text:p>
          </table:table-cell>
          <table:table-cell table:style-name="ce23" office:value-type="float" office:value="206">
            <text:p>2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11">
            <text:p>7711</text:p>
          </table:table-cell>
          <table:table-cell table:style-name="ce23" office:value-type="float" office:value="214">
            <text:p>2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164">
            <text:p>16164</text:p>
          </table:table-cell>
          <table:table-cell table:style-name="ce23" office:value-type="float" office:value="1038">
            <text:p>10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395">
            <text:p>23395</text:p>
          </table:table-cell>
          <table:table-cell table:style-name="ce23" office:value-type="float" office:value="2651">
            <text:p>2651</text:p>
          </table:table-cell>
          <table:table-cell table:number-columns-repeated="6" table:style-name="ce23"/>
          <table:table-cell table:number-columns-repeated="2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